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3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5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6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7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8" style:parent-style-name="Heading1" style:family="paragraph">
      <style:text-properties style:font-name="Arial" style:font-name-complex="Arial"/>
    </style:style>
    <style:style style:name="P9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0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1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h text:style-name="P1" text:outline-level="1">Startup Procedure</text:h>
      <text:list text:style-name="LFO1" text:continue-numbering="true">
        <text:list-item>
          <text:p text:style-name="P2">Turn off the computer</text:p>
        </text:list-item>
        <text:list-item>
          <text:p text:style-name="P3">Turn on Power Switch 1</text:p>
        </text:list-item>
        <text:list-item>
          <text:p text:style-name="P4">Wait 1 minute for the Photometrics camera to initialize<text:line-break/>(The orange light on the back will stop blinking and turn off)</text:p>
        </text:list-item>
        <text:list-item>
          <text:p text:style-name="P5">Turn on the computer</text:p>
        </text:list-item>
        <text:list-item>
          <text:p text:style-name="P6">Log in to Windows using your EPFL user account</text:p>
        </text:list-item>
        <text:list-item>
          <text:p text:style-name="P7">Turn on Power Switch 2</text:p>
        </text:list-item>
      </text:list>
      <text:h text:style-name="P8" text:outline-level="1">Shutdown Procedure</text:h>
      <text:list text:style-name="LFO2" text:continue-numbering="true">
        <text:list-item>
          <text:p text:style-name="P9">Log out of Windows</text:p>
        </text:list-item>
        <text:list-item>
          <text:p text:style-name="P10">Turn off Power Switch 2</text:p>
        </text:list-item>
        <text:list-item>
          <text:p text:style-name="P11">Turn off Power Switch 1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2025/05/27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yle Michael Douglass</meta:initial-creator>
    <dc:creator>Kyle Michael Douglass</dc:creator>
    <meta:creation-date>2025-05-27T12:35:00Z</meta:creation-date>
    <dc:date>2025-05-27T12:43:00Z</dc:date>
    <meta:template xlink:href="Normal.dotm" xlink:type="simple"/>
    <meta:editing-cycles>1</meta:editing-cycles>
    <meta:editing-duration>PT480S</meta:editing-duration>
    <meta:document-statistic meta:page-count="1" meta:paragraph-count="1" meta:word-count="53" meta:character-count="359" meta:row-count="2" meta:non-whitespace-character-count="307"/>
  </office:meta>
</office:document-meta>
</file>